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539">
            <text:p>539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249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02">
            <text:p>102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5371010">
            <text:p>5,371,010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1174985">
            <text:p>1,174,985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302342">
            <text:p>302,342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21500">
            <text:p>21,5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615970">
            <text:p>615,970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233510">
            <text:p>233,51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512160">
            <text:p>512,160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600">
            <text:p>60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700767">
            <text:p>700,767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70990">
            <text:p>70,990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449">
            <text:p>449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453">
            <text:p>453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6620">
            <text:p>6,62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304460">
            <text:p>304,46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83417">
            <text:p>83,417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2210">
            <text:p>2,210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1000">
            <text:p>1,00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63000">
            <text:p>63,000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81500">
            <text:p>81,50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500">
            <text:p>500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128800">
            <text:p>128,80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20665">
            <text:p>20,66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5" office:value-type="float" office:value="400">
            <text:p>$4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1010944">
            <text:p>$1,010,94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6])" office:value-type="string">
            <text:p>10,708,9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number-columns-repeated="2"/>
          <table:table-cell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table:formula="oooc:=SUM([.B2:.B6])" office:value-type="string">
            <text:p>437</text:p>
          </table:table-cell>
          <table:table-cell table:style-name="ce21" table:formula="oooc:=SUM([.C2:.C6])" office:value-type="string">
            <text:p>364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33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table:formula="oooc:=SUM([.B2:.B6])" office:value-type="string">
            <text:p>660</text:p>
          </table:table-cell>
          <table:table-cell table:style-name="ce21" table:formula="oooc:=SUM([.C2:.C6])" office:value-type="string">
            <text:p>136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279.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uesday 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dnesday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hursday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88</text:p>
          </table:table-cell>
          <table:table-cell table:style-name="ce21" table:formula="oooc:=SUM([.C2:.C8])" office:value-type="string">
            <text:p>110</text:p>
          </table:table-cell>
          <table:table-cell table:style-name="ce21" table:formula="oooc:=SUM([.D2:.D8])" office:value-type="string">
            <text:p>58</text:p>
          </table:table-cell>
          <table:table-cell table:style-name="ce21" table:formula="oooc:=SUM([.E2:.E8])" office:value-type="string">
            <text:p>51</text:p>
          </table:table-cell>
          <table:table-cell table:style-name="ce21" table:formula="oooc:=SUM([.F2:.F8])" office:value-type="string">
            <text:p>45</text:p>
          </table:table-cell>
          <table:table-cell table:style-name="ce21" table:formula="oooc:=SUM([.G2:.G8])" office:value-type="string">
            <text:p>66</text:p>
          </table:table-cell>
          <table:table-cell table:style-name="ce21" table:formula="oooc:=SUM([.H2:.H8])" office:value-type="string">
            <text:p>84</text:p>
          </table:table-cell>
          <table:table-cell table:style-name="ce21" table:formula="oooc:=SUM([.I2:.I8])" office:value-type="string">
            <text:p>103</text:p>
          </table:table-cell>
          <table:table-cell table:style-name="ce21" table:formula="oooc:=SUM([.J2:.J8])" office:value-type="string">
            <text:p>126</text:p>
          </table:table-cell>
          <table:table-cell table:style-name="ce21" table:formula="oooc:=SUM([.K2:.K8])" office:value-type="string">
            <text:p>107</text:p>
          </table:table-cell>
          <table:table-cell table:style-name="ce21" table:formula="oooc:=SUM([.L2:.L8])" office:value-type="string">
            <text:p>142</text:p>
          </table:table-cell>
          <table:table-cell table:style-name="ce21" table:formula="oooc:=SUM([.M2:.M8])" office:value-type="string">
            <text:p>156</text:p>
          </table:table-cell>
          <table:table-cell table:style-name="ce21" table:formula="oooc:=SUM([.N2:.N8])" office:value-type="string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